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en" fo:country="US" officeooo:paragraph-rsid="000ded6e"/>
    </style:style>
    <style:style style:name="P2" style:family="paragraph" style:parent-style-name="Standard">
      <style:paragraph-properties fo:text-align="justify" style:justify-single-word="false"/>
      <style:text-properties officeooo:paragraph-rsid="000ded6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f2f0d"/>
    </style:style>
    <style:style style:name="T5" style:family="text">
      <style:text-properties fo:language="en" fo:country="US" officeooo:rsid="000ded6e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officeooo:rsid="000ded6e"/>
    </style:style>
    <style:style style:name="T9" style:family="text">
      <style:text-properties officeooo:rsid="000f2f0d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tw-target-text"/><text:tab/><text:tab/><text:tab/><text:tab/><text:tab/><text:tab/> <text:s text:c="2"/><text:span text:style-name="T10"><text:s/>Name:</text:span>Jazziel Perez Hernandez <text:span text:style-name="T10"><text:s text:c="2"/>schedule:</text:span> 10:00-11:00</text:p>
      <text:p text:style-name="P1"><text:span text:style-name="T1"/></text:p>
      <text:p text:style-name="P2"><text:span text:style-name="T2"><text:tab/></text:span><text:span text:style-name="T7">Day of the Dead weekend. </text:span><text:span text:style-name="T6">On Saturday I went to my military service.After that, I dedicated myself to doing my homework. at night I went out to play soccer on the little field. The next day, I got up very early to go running. later I did my English class quiz.also advance with my google course. I finally went to flower nigh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8:58:47.328091618</meta:creation-date>
    <dc:date>2022-10-31T09:14:22.882491830</dc:date>
    <meta:editing-duration>PT20S</meta:editing-duration>
    <meta:editing-cycles>1</meta:editing-cycles>
    <meta:document-statistic meta:table-count="0" meta:image-count="0" meta:object-count="0" meta:page-count="1" meta:paragraph-count="2" meta:word-count="67" meta:character-count="388" meta:non-whitespace-character-count="310"/>
    <meta:generator>LibreOffice/7.3.6.2$Linux_X86_64 LibreOffice_project/30$Build-2</meta:generator>
  </office:meta>
</office:document-meta>
</file>